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start" style:justify-single-word="false"/>
    </style:style>
    <style:style style:name="P2" style:family="paragraph" style:parent-style-name="Heading_20_3"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style:style>
    <style:style style:name="P3" style:family="paragraph" style:parent-style-name="Heading_20_3"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style:style>
    <style:style style:name="P4" style:family="paragraph" style:parent-style-name="Heading_20_3"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style:style>
    <style:style style:name="P5" style:family="paragraph" style:parent-style-name="Heading_20_3"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style:style>
    <style:style style:name="P6" style:family="paragraph" style:parent-style-name="Heading_20_3"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style:style>
    <style:style style:name="P7" style:family="paragraph" style:parent-style-name="Preformatted_20_Text"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8" style:family="paragraph" style:parent-style-name="Preformatted_20_Text">
      <style:paragraph-properties fo:margin-left="0mm" fo:margin-right="0mm" fo:margin-top="0mm" fo:margin-bottom="0mm" style:contextual-spacing="false" fo:line-height="114%" fo:orphans="2" fo:widows="2" fo:text-indent="0mm" style:auto-text-indent="false" fo:break-before="auto" fo:break-after="auto" fo:padding="0mm" fo:border="none" fo:keep-with-next="auto"/>
    </style:style>
    <style:style style:name="P9" style:family="paragraph" style:parent-style-name="Preformatted_20_Text">
      <style:paragraph-properties fo:margin-left="0mm" fo:margin-right="0mm" fo:margin-top="0mm" fo:margin-bottom="0mm" style:contextual-spacing="false" fo:line-height="114%" fo:orphans="2" fo:widows="2" fo:break-before="auto" fo:break-after="auto" fo:padding="0mm" fo:border="none" fo:keep-with-next="auto"/>
    </style:style>
    <style:style style:name="P10" style:family="paragraph" style:parent-style-name="Text_20_body"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11" style:family="paragraph" style:parent-style-name="Text_20_body"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12" style:family="paragraph" style:parent-style-name="Text_20_body"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13" style:family="paragraph" style:parent-style-name="Text_20_body"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14" style:family="paragraph" style:parent-style-name="Text_20_body" style:list-style-name="L2"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15" style:family="paragraph" style:parent-style-name="Text_20_body" style:list-style-name="L2"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16"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17"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18"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19"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0"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1"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2"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3"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4"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5"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6"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7"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8"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29"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30"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31"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32"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33" style:family="paragraph" style:parent-style-name="Text_20_body" style:list-style-name="L3"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34" style:family="paragraph" style:parent-style-name="Text_20_body" style:list-style-name="L4"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35" style:family="paragraph" style:parent-style-name="Text_20_body" style:list-style-name="L4" style:master-page-name="">
      <style:paragraph-properties fo:margin-left="0mm" fo:margin-right="0mm" fo:margin-top="0mm" fo:margin-bottom="0mm" style:contextual-spacing="false" fo:line-height="114%" fo:orphans="2" fo:widows="2" fo:text-indent="0mm" style:auto-text-indent="false" style:page-number="auto" fo:break-before="auto" fo:break-after="auto" fo:padding="0mm" fo:border="none" fo:keep-with-next="auto"/>
    </style:style>
    <style:style style:name="P36" style:family="paragraph" style:parent-style-name="Text_20_body" style:list-style-name="L1"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Text"/>
    </style:style>
    <style:style style:name="P37" style:family="paragraph" style:parent-style-name="Text_20_body" style:list-style-name="L1"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Text"/>
    </style:style>
    <style:style style:name="P38" style:family="paragraph" style:parent-style-name="Text_20_body" style:list-style-name="L1"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Text"/>
    </style:style>
    <style:style style:name="P39" style:family="paragraph" style:parent-style-name="Text_20_body"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Text"/>
    </style:style>
    <style:style style:name="P40" style:family="paragraph" style:parent-style-name="Text_20_body" style:master-page-name="">
      <style:paragraph-properties fo:margin-left="0mm" fo:margin-right="0mm" fo:margin-top="0mm" fo:margin-bottom="4.23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Text"/>
    </style:style>
    <style:style style:name="P41" style:family="paragraph" style:parent-style-name="Text_20_body" style:list-style-name="L4"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Text"/>
    </style:style>
    <style:style style:name="P42" style:family="paragraph" style:parent-style-name="Text_20_body" style:list-style-name="L4"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Text"/>
    </style:style>
    <style:style style:name="P43" style:family="paragraph" style:parent-style-name="Text_20_body" style:list-style-name="L4" style:master-page-name="">
      <style:paragraph-properties fo:margin-left="0mm" fo:margin-right="0mm" fo:margin-top="0mm" fo:margin-bottom="2.12mm" style:contextual-spacing="false" fo:line-height="114%" fo:orphans="2" fo:widows="2" fo:text-indent="0mm" style:auto-text-indent="false" style:page-number="auto" fo:break-before="auto" fo:break-after="auto" fo:padding="0mm" fo:border="none" fo:keep-with-next="auto"/>
      <style:text-properties fo:color="#1b1c1d" loext:opacity="100%" style:font-name="Google Sans Text"/>
    </style:style>
    <style:style style:name="P44" style:family="paragraph" style:parent-style-name="Text_20_body">
      <style:paragraph-properties fo:margin-left="0mm" fo:margin-right="0mm" fo:margin-top="0mm" fo:margin-bottom="0mm" style:contextual-spacing="false" fo:line-height="114%" fo:orphans="2" fo:widows="2" fo:text-indent="0mm" style:auto-text-indent="false"/>
      <style:text-properties fo:color="#575b5f" loext:opacity="100%" style:font-name="Google Sans Text" loext:padding="0mm" loext:border="none"/>
    </style:style>
    <style:style style:name="T1" style:family="text">
      <style:text-properties fo:color="#1b1c1d" loext:opacity="100%" style:font-name="Google Sans Text"/>
    </style:style>
    <style:style style:name="T2" style:family="text">
      <style:text-properties fo:color="#1b1c1d" loext:opacity="100%" style:font-name="Google Sans Text" loext:padding="0mm" loext:border="none"/>
    </style:style>
    <style:style style:name="T3" style:family="text">
      <style:text-properties fo:color="#575b5f" loext:opacity="100%" style:font-name="Google Sans Text" loext:padding="0mm" loext:border="none"/>
    </style:style>
    <style:style style:name="T4" style:family="text">
      <style:text-properties fo:font-variant="normal" fo:text-transform="none" fo:color="#5f6368" loext:opacity="100%" style:font-name="Google Sans Text" fo:font-size="10.5pt" fo:font-style="normal" fo:font-weight="normal" loext:padding="0mm" loext:border="none"/>
    </style:style>
    <style:style style:name="T5" style:family="text">
      <style:text-properties fo:font-variant="normal" fo:text-transform="none" fo:color="#8430ce" loext:opacity="100%" style:font-name="Google Sans Text" fo:font-size="10.5pt" fo:font-style="normal" fo:font-weight="normal" loext:padding="0mm" loext:border="none"/>
    </style:style>
    <style:style style:name="T6" style:family="text">
      <style:text-properties fo:font-variant="normal" fo:text-transform="none" fo:color="#575b5f" loext:opacity="100%" style:font-name="Google Sans Text" fo:font-size="10.5pt" fo:font-style="normal" fo:font-weight="normal" loext:padding="0mm" loext:border="none"/>
    </style:style>
    <style:style style:name="T7" style:family="text">
      <style:text-properties fo:font-variant="normal" fo:text-transform="none" fo:color="#575b5f" loext:opacity="100%" loext:padding="0mm" loext:border="none"/>
    </style:style>
    <style:style style:name="T8" style:family="text">
      <style:text-properties fo:font-variant="normal" fo:text-transform="none" fo:color="#b55908" loext:opacity="100%" style:font-name="Google Sans Text" fo:font-size="10.5pt" fo:font-style="normal" fo:font-weight="normal" loext:padding="0mm" loext:border="none"/>
    </style:style>
    <style:style style:name="T9" style:family="text">
      <style:text-properties fo:font-variant="normal" fo:text-transform="none" fo:color="#996900" loext:opacity="100%" style:font-name="Google Sans Text" fo:font-size="10.5pt" fo:font-style="normal" fo:font-weight="normal" loext:padding="0mm" loext:border="none"/>
    </style:style>
    <style:style style:name="T10" style:family="text">
      <style:text-properties fo:font-variant="normal" fo:text-transform="none" fo:color="#188038" loext:opacity="100%" style:font-name="Google Sans Text" fo:font-size="10.5pt" fo:font-style="normal" fo:font-weight="normal" loext:padding="0mm" loext:border="none"/>
    </style:style>
    <style:style style:name="Sect1" style:family="section">
      <style:section-properties style:writing-mode="lr-tb" fo:margin-left="0mm" fo:margin-right="0mm" style:editable="false">
        <style:columns fo:column-count="1" fo:column-gap="0mm"/>
      </style:section-properties>
    </style:style>
    <text:list-style style:name="L1">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number text:level="1" text:style-name="Numbering_20_Symbols" loext:num-list-format="%1%." style:num-suffix="." style:num-format="1">
        <style:list-level-properties text:space-before="-4.99mm" text:min-label-width="4.99mm"/>
      </text:list-level-style-number>
      <text:list-level-style-bullet text:level="2" text:style-name="Bullet_20_Symbols" loext:num-list-format="%2%." style:num-suffix="." text:bullet-char="•">
        <style:list-level-properties text:space-before="-4.99mm" text:min-label-width="4.99mm"/>
      </text:list-level-style-bullet>
      <text:list-level-style-bullet text:level="3" text:style-name="Bullet_20_Symbols" loext:num-list-format="%3%." style:num-suffix="." text:bullet-char="•">
        <style:list-level-properties text:space-before="-4.99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number text:level="1" text:style-name="Numbering_20_Symbols" loext:num-list-format="%1%." style:num-suffix="." style:num-format="1">
        <style:list-level-properties text:space-before="-4.99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sp32 ledc esempio di come emettere un tono con un buzzere passivo</text:h>
      <text:p text:style-name="Standard"/>
      <text:p text:style-name="Standard"/>
      <text:p text:style-name="P10"><text:span text:style-name="T1">Assolutamente! Ecco un esempio completo di come generare un tono con un buzzer passivo utilizzando la periferica </text:span><text:span text:style-name="Source_20_Text"><text:span text:style-name="T3">ledc</text:span></text:span><text:span text:style-name="T1"> dell'ESP32, con spiegazioni dettagliate.</text:span></text:p>
      <text:section text:style-name="Sect1" text:name="model-response-message-contentr_a896700c0905fd90">
        <text:h text:style-name="P2" text:outline-level="3">Prerequisiti</text:h>
        <text:list text:style-name="L1">
          <text:list-item>
            <text:p text:style-name="P36">Un ESP32 (qualsiasi modello) </text:p>
          </text:list-item>
          <text:list-item>
            <text:p text:style-name="P36">Un buzzer passivo (non attivo, ovvero senza oscillatore interno) </text:p>
          </text:list-item>
          <text:list-item>
            <text:p text:style-name="P36">Cavi di collegamento </text:p>
          </text:list-item>
        </text:list>
        <text:h text:style-name="P2" text:outline-level="3">Schema di Collegamento</text:h>
        <text:p text:style-name="P39">Collega il buzzer passivo a due pin GPIO dell'ESP32. Ad esempio:</text:p>
        <text:list text:style-name="L2">
          <text:list-item>
            <text:p text:style-name="P14"><text:span text:style-name="T1">Un terminale del buzzer al </text:span><text:span text:style-name="Strong_20_Emphasis"><text:span text:style-name="T2">GND</text:span></text:span><text:span text:style-name="T1"> dell'ESP32. </text:span></text:p>
          </text:list-item>
          <text:list-item>
            <text:p text:style-name="P14"><text:span text:style-name="T1">L'altro terminale del buzzer a un </text:span><text:span text:style-name="Strong_20_Emphasis"><text:span text:style-name="T2">pin GPIO digitale</text:span></text:span><text:span text:style-name="T1"> dell'ESP32 (ad esempio, GPIO 25, 26, 27, ecc.). </text:span></text:p>
          </text:list-item>
        </text:list>
        <text:p text:style-name="P10"><text:span text:style-name="Strong_20_Emphasis"><text:span text:style-name="T2">Importante:</text:span></text:span><text:span text:style-name="T1"> I buzzer passivi non hanno polarità specifica, ma se senti che il suono è debole, prova a invertire i collegamenti.</text:span></text:p>
        <text:h text:style-name="P2" text:outline-level="3">Codice Arduino per ESP32</text:h>
        <text:p text:style-name="P10"><text:span text:style-name="T1">Questo codice utilizzerà la periferica </text:span><text:span text:style-name="Source_20_Text"><text:span text:style-name="T3">ledc</text:span></text:span><text:span text:style-name="T1"> per generare un'onda quadra sul pin del buzzer, che, variando la frequenza, produrrà diversi toni.</text:span></text:p>
        <text:p text:style-name="P44">C++</text:p>
        <text:p text:style-name="P7"><text:span text:style-name="Source_20_Text"><text:span text:style-name="T4">// Definizione del pin a cui è collegato il buzzer</text:span></text:span></text:p>
        <text:p text:style-name="P8"><text:span text:style-name="Source_20_Text"><text:span text:style-name="T5">const</text:span></text:span><text:span text:style-name="Source_20_Text"><text:span text:style-name="T6"> </text:span></text:span><text:span text:style-name="Source_20_Text"><text:span text:style-name="T5">int</text:span></text:span><text:span text:style-name="Source_20_Text"><text:span text:style-name="T6"> buzzerPin = </text:span></text:span><text:span text:style-name="Source_20_Text"><text:span text:style-name="T8">27</text:span></text:span><text:span text:style-name="Source_20_Text"><text:span text:style-name="T6">; </text:span></text:span><text:span text:style-name="Source_20_Text"><text:span text:style-name="T4">// Puoi scegliere un altro pin GPIO se preferisci</text:span></text:span></text:p>
        <text:p text:style-name="P9"/>
        <text:p text:style-name="P8"><text:span text:style-name="Source_20_Text"><text:span text:style-name="T4">// Canale LEDC da utilizzare per il buzzer (0-15)</text:span></text:span></text:p>
        <text:p text:style-name="P8"><text:span text:style-name="Source_20_Text"><text:span text:style-name="T5">const</text:span></text:span><text:span text:style-name="Source_20_Text"><text:span text:style-name="T6"> </text:span></text:span><text:span text:style-name="Source_20_Text"><text:span text:style-name="T5">int</text:span></text:span><text:span text:style-name="Source_20_Text"><text:span text:style-name="T6"> ledcChannel = </text:span></text:span><text:span text:style-name="Source_20_Text"><text:span text:style-name="T8">0</text:span></text:span><text:span text:style-name="Source_20_Text"><text:span text:style-name="T6">;</text:span></text:span></text:p>
        <text:p text:style-name="P9"/>
        <text:p text:style-name="P8"><text:span text:style-name="Source_20_Text"><text:span text:style-name="T4">// Risoluzione in bit del duty cycle (10 bit = 0-1023)</text:span></text:span></text:p>
        <text:p text:style-name="P8"><text:span text:style-name="Source_20_Text"><text:span text:style-name="T5">const</text:span></text:span><text:span text:style-name="Source_20_Text"><text:span text:style-name="T6"> </text:span></text:span><text:span text:style-name="Source_20_Text"><text:span text:style-name="T5">int</text:span></text:span><text:span text:style-name="Source_20_Text"><text:span text:style-name="T6"> resolution = </text:span></text:span><text:span text:style-name="Source_20_Text"><text:span text:style-name="T8">10</text:span></text:span><text:span text:style-name="Source_20_Text"><text:span text:style-name="T6">;</text:span></text:span></text:p>
        <text:p text:style-name="P9"/>
        <text:p text:style-name="P8"><text:span text:style-name="Source_20_Text"><text:span text:style-name="T5">void</text:span></text:span><text:span text:style-name="Source_20_Text"><text:span text:style-name="T6"> </text:span></text:span><text:span text:style-name="Source_20_Text"><text:span text:style-name="T9">setup</text:span></text:span><text:span text:style-name="Source_20_Text"><text:span text:style-name="T6">() {</text:span></text:span></text:p>
        <text:p text:style-name="P8"><text:span text:style-name="Source_20_Text"><text:span text:style-name="T7"><text:s text:c="2"/></text:span></text:span><text:span text:style-name="Source_20_Text"><text:span text:style-name="T6">Serial.begin(</text:span></text:span><text:span text:style-name="Source_20_Text"><text:span text:style-name="T8">115200</text:span></text:span><text:span text:style-name="Source_20_Text"><text:span text:style-name="T6">);</text:span></text:span></text:p>
        <text:p text:style-name="P8"><text:span text:style-name="Source_20_Text"><text:span text:style-name="T7"><text:s text:c="2"/></text:span></text:span><text:span text:style-name="Source_20_Text"><text:span text:style-name="T6">Serial.println(</text:span></text:span><text:span text:style-name="Source_20_Text"><text:span text:style-name="T10">"ESP32 Buzzer Tone Example"</text:span></text:span><text:span text:style-name="Source_20_Text"><text:span text:style-name="T6">);</text:span></text:span></text:p>
        <text:p text:style-name="P9"/>
        <text:p text:style-name="P8"><text:span text:style-name="Source_20_Text"><text:span text:style-name="T7"><text:s text:c="2"/></text:span></text:span><text:span text:style-name="Source_20_Text"><text:span text:style-name="T4">// Configura il canale LEDC</text:span></text:span></text:p>
        <text:p text:style-name="P8"><text:span text:style-name="Source_20_Text"><text:span text:style-name="T7"><text:s text:c="2"/></text:span></text:span><text:span text:style-name="Source_20_Text"><text:span text:style-name="T4">// ledcSetup(channel, freq, resolution_bits);</text:span></text:span></text:p>
        <text:p text:style-name="P8"><text:span text:style-name="Source_20_Text"><text:span text:style-name="T7"><text:s text:c="2"/></text:span></text:span><text:span text:style-name="Source_20_Text"><text:span text:style-name="T4">// La frequenza iniziale qui non è critica, verrà impostata in ledcWriteTone</text:span></text:span></text:p>
        <text:p text:style-name="P8"><text:span text:style-name="Source_20_Text"><text:span text:style-name="T7"><text:s text:c="2"/></text:span></text:span><text:span text:style-name="Source_20_Text"><text:span text:style-name="T6">ledcSetup(ledcChannel, </text:span></text:span><text:span text:style-name="Source_20_Text"><text:span text:style-name="T8">1000</text:span></text:span><text:span text:style-name="Source_20_Text"><text:span text:style-name="T6">, resolution);</text:span></text:span></text:p>
        <text:p text:style-name="P9"/>
        <text:p text:style-name="P8"><text:soft-page-break/><text:span text:style-name="Source_20_Text"><text:span text:style-name="T7"><text:s text:c="2"/></text:span></text:span><text:span text:style-name="Source_20_Text"><text:span text:style-name="T4">// Collega il canale LEDC al pin GPIO</text:span></text:span></text:p>
        <text:p text:style-name="P9"><text:span text:style-name="Source_20_Text"><text:span text:style-name="T7"><text:s text:c="2"/></text:span></text:span><text:span text:style-name="Source_20_Text"><text:span text:style-name="T6">ledcAttachPin(buzzerPin, ledcChannel);</text:span></text:span></text:p>
        <text:p text:style-name="P9"><text:span text:style-name="Source_20_Text"><text:span text:style-name="T6">}</text:span></text:span></text:p>
        <text:p text:style-name="P9"/>
        <text:p text:style-name="P8"><text:span text:style-name="Source_20_Text"><text:span text:style-name="T5">void</text:span></text:span><text:span text:style-name="Source_20_Text"><text:span text:style-name="T6"> </text:span></text:span><text:span text:style-name="Source_20_Text"><text:span text:style-name="T9">loop</text:span></text:span><text:span text:style-name="Source_20_Text"><text:span text:style-name="T6">() {</text:span></text:span></text:p>
        <text:p text:style-name="P8"><text:span text:style-name="Source_20_Text"><text:span text:style-name="T7"><text:s text:c="2"/></text:span></text:span><text:span text:style-name="Source_20_Text"><text:span text:style-name="T6">Serial.println(</text:span></text:span><text:span text:style-name="Source_20_Text"><text:span text:style-name="T10">"Suonando un La (440 Hz)"</text:span></text:span><text:span text:style-name="Source_20_Text"><text:span text:style-name="T6">);</text:span></text:span></text:p>
        <text:p text:style-name="P8"><text:span text:style-name="Source_20_Text"><text:span text:style-name="T7"><text:s text:c="2"/></text:span></text:span><text:span text:style-name="Source_20_Text"><text:span text:style-name="T6">playTone(</text:span></text:span><text:span text:style-name="Source_20_Text"><text:span text:style-name="T8">440</text:span></text:span><text:span text:style-name="Source_20_Text"><text:span text:style-name="T6">, </text:span></text:span><text:span text:style-name="Source_20_Text"><text:span text:style-name="T8">500</text:span></text:span><text:span text:style-name="Source_20_Text"><text:span text:style-name="T6">); </text:span></text:span><text:span text:style-name="Source_20_Text"><text:span text:style-name="T4">// Frequenza: 440 Hz (La), Durata: 500 ms</text:span></text:span></text:p>
        <text:p text:style-name="P8"><text:span text:style-name="Source_20_Text"><text:span text:style-name="T7"><text:s text:c="2"/></text:span></text:span><text:span text:style-name="Source_20_Text"><text:span text:style-name="T6">delay(</text:span></text:span><text:span text:style-name="Source_20_Text"><text:span text:style-name="T8">1000</text:span></text:span><text:span text:style-name="Source_20_Text"><text:span text:style-name="T6">);</text:span></text:span></text:p>
        <text:p text:style-name="P9"/>
        <text:p text:style-name="P8"><text:span text:style-name="Source_20_Text"><text:span text:style-name="T7"><text:s text:c="2"/></text:span></text:span><text:span text:style-name="Source_20_Text"><text:span text:style-name="T6">Serial.println(</text:span></text:span><text:span text:style-name="Source_20_Text"><text:span text:style-name="T10">"Suonando un Do (523 Hz)"</text:span></text:span><text:span text:style-name="Source_20_Text"><text:span text:style-name="T6">);</text:span></text:span></text:p>
        <text:p text:style-name="P8"><text:span text:style-name="Source_20_Text"><text:span text:style-name="T7"><text:s text:c="2"/></text:span></text:span><text:span text:style-name="Source_20_Text"><text:span text:style-name="T6">playTone(</text:span></text:span><text:span text:style-name="Source_20_Text"><text:span text:style-name="T8">523</text:span></text:span><text:span text:style-name="Source_20_Text"><text:span text:style-name="T6">, </text:span></text:span><text:span text:style-name="Source_20_Text"><text:span text:style-name="T8">500</text:span></text:span><text:span text:style-name="Source_20_Text"><text:span text:style-name="T6">); </text:span></text:span><text:span text:style-name="Source_20_Text"><text:span text:style-name="T4">// Frequenza: 523 Hz (Do), Durata: 500 ms</text:span></text:span></text:p>
        <text:p text:style-name="P8"><text:span text:style-name="Source_20_Text"><text:span text:style-name="T7"><text:s text:c="2"/></text:span></text:span><text:span text:style-name="Source_20_Text"><text:span text:style-name="T6">delay(</text:span></text:span><text:span text:style-name="Source_20_Text"><text:span text:style-name="T8">1000</text:span></text:span><text:span text:style-name="Source_20_Text"><text:span text:style-name="T6">);</text:span></text:span></text:p>
        <text:p text:style-name="P9"/>
        <text:p text:style-name="P8"><text:span text:style-name="Source_20_Text"><text:span text:style-name="T7"><text:s text:c="2"/></text:span></text:span><text:span text:style-name="Source_20_Text"><text:span text:style-name="T6">Serial.println(</text:span></text:span><text:span text:style-name="Source_20_Text"><text:span text:style-name="T10">"Suonando un Mi (659 Hz)"</text:span></text:span><text:span text:style-name="Source_20_Text"><text:span text:style-name="T6">);</text:span></text:span></text:p>
        <text:p text:style-name="P8"><text:span text:style-name="Source_20_Text"><text:span text:style-name="T7"><text:s text:c="2"/></text:span></text:span><text:span text:style-name="Source_20_Text"><text:span text:style-name="T6">playTone(</text:span></text:span><text:span text:style-name="Source_20_Text"><text:span text:style-name="T8">659</text:span></text:span><text:span text:style-name="Source_20_Text"><text:span text:style-name="T6">, </text:span></text:span><text:span text:style-name="Source_20_Text"><text:span text:style-name="T8">500</text:span></text:span><text:span text:style-name="Source_20_Text"><text:span text:style-name="T6">); </text:span></text:span><text:span text:style-name="Source_20_Text"><text:span text:style-name="T4">// Frequenza: 659 Hz (Mi), Durata: 500 ms</text:span></text:span></text:p>
        <text:p text:style-name="P8"><text:span text:style-name="Source_20_Text"><text:span text:style-name="T7"><text:s text:c="2"/></text:span></text:span><text:span text:style-name="Source_20_Text"><text:span text:style-name="T6">delay(</text:span></text:span><text:span text:style-name="Source_20_Text"><text:span text:style-name="T8">1000</text:span></text:span><text:span text:style-name="Source_20_Text"><text:span text:style-name="T6">);</text:span></text:span></text:p>
        <text:p text:style-name="P9"/>
        <text:p text:style-name="P8"><text:span text:style-name="Source_20_Text"><text:span text:style-name="T7"><text:s text:c="2"/></text:span></text:span><text:span text:style-name="Source_20_Text"><text:span text:style-name="T6">Serial.println(</text:span></text:span><text:span text:style-name="Source_20_Text"><text:span text:style-name="T10">"Suonando un Sol (784 Hz)"</text:span></text:span><text:span text:style-name="Source_20_Text"><text:span text:style-name="T6">);</text:span></text:span></text:p>
        <text:p text:style-name="P8"><text:span text:style-name="Source_20_Text"><text:span text:style-name="T7"><text:s text:c="2"/></text:span></text:span><text:span text:style-name="Source_20_Text"><text:span text:style-name="T6">playTone(</text:span></text:span><text:span text:style-name="Source_20_Text"><text:span text:style-name="T8">784</text:span></text:span><text:span text:style-name="Source_20_Text"><text:span text:style-name="T6">, </text:span></text:span><text:span text:style-name="Source_20_Text"><text:span text:style-name="T8">500</text:span></text:span><text:span text:style-name="Source_20_Text"><text:span text:style-name="T6">); </text:span></text:span><text:span text:style-name="Source_20_Text"><text:span text:style-name="T4">// Frequenza: 784 Hz (Sol), Durata: 500 ms</text:span></text:span></text:p>
        <text:p text:style-name="P8"><text:span text:style-name="Source_20_Text"><text:span text:style-name="T7"><text:s text:c="2"/></text:span></text:span><text:span text:style-name="Source_20_Text"><text:span text:style-name="T6">delay(</text:span></text:span><text:span text:style-name="Source_20_Text"><text:span text:style-name="T8">1000</text:span></text:span><text:span text:style-name="Source_20_Text"><text:span text:style-name="T6">);</text:span></text:span></text:p>
        <text:p text:style-name="P9"/>
        <text:p text:style-name="P8"><text:span text:style-name="Source_20_Text"><text:span text:style-name="T7"><text:s text:c="2"/></text:span></text:span><text:span text:style-name="Source_20_Text"><text:span text:style-name="T6">Serial.println(</text:span></text:span><text:span text:style-name="Source_20_Text"><text:span text:style-name="T10">"Nessun suono per 1 secondo"</text:span></text:span><text:span text:style-name="Source_20_Text"><text:span text:style-name="T6">);</text:span></text:span></text:p>
        <text:p text:style-name="P8"><text:span text:style-name="Source_20_Text"><text:span text:style-name="T7"><text:s text:c="2"/></text:span></text:span><text:span text:style-name="Source_20_Text"><text:span text:style-name="T6">noTone(); </text:span></text:span><text:span text:style-name="Source_20_Text"><text:span text:style-name="T4">// Ferma il suono</text:span></text:span></text:p>
        <text:p text:style-name="P8"><text:span text:style-name="Source_20_Text"><text:span text:style-name="T7"><text:s text:c="2"/></text:span></text:span><text:span text:style-name="Source_20_Text"><text:span text:style-name="T6">delay(</text:span></text:span><text:span text:style-name="Source_20_Text"><text:span text:style-name="T8">1000</text:span></text:span><text:span text:style-name="Source_20_Text"><text:span text:style-name="T6">);</text:span></text:span></text:p>
        <text:p text:style-name="P9"/>
        <text:p text:style-name="P8"><text:span text:style-name="Source_20_Text"><text:span text:style-name="T7"><text:s text:c="2"/></text:span></text:span><text:span text:style-name="Source_20_Text"><text:span text:style-name="T6">Serial.println(</text:span></text:span><text:span text:style-name="Source_20_Text"><text:span text:style-name="T10">"Suonando una scala"</text:span></text:span><text:span text:style-name="Source_20_Text"><text:span text:style-name="T6">);</text:span></text:span></text:p>
        <text:p text:style-name="P9"><text:span text:style-name="Source_20_Text"><text:span text:style-name="T7"><text:s text:c="2"/></text:span></text:span><text:span text:style-name="Source_20_Text"><text:span text:style-name="T6">playScale();</text:span></text:span></text:p>
        <text:p text:style-name="P8"><text:span text:style-name="Source_20_Text"><text:span text:style-name="T7"><text:s text:c="2"/></text:span></text:span><text:span text:style-name="Source_20_Text"><text:span text:style-name="T6">delay(</text:span></text:span><text:span text:style-name="Source_20_Text"><text:span text:style-name="T8">2000</text:span></text:span><text:span text:style-name="Source_20_Text"><text:span text:style-name="T6">);</text:span></text:span></text:p>
        <text:p text:style-name="P9"><text:span text:style-name="Source_20_Text"><text:span text:style-name="T6">}</text:span></text:span></text:p>
        <text:p text:style-name="P9"/>
        <text:p text:style-name="P8"><text:span text:style-name="Source_20_Text"><text:span text:style-name="T4">// Funzione per suonare un tono per una certa durata</text:span></text:span></text:p>
        <text:p text:style-name="P8"><text:span text:style-name="Source_20_Text"><text:span text:style-name="T5">void</text:span></text:span><text:span text:style-name="Source_20_Text"><text:span text:style-name="T6"> </text:span></text:span><text:span text:style-name="Source_20_Text"><text:span text:style-name="T9">playTone</text:span></text:span><text:span text:style-name="Source_20_Text"><text:span text:style-name="T6">(</text:span></text:span><text:span text:style-name="Source_20_Text"><text:span text:style-name="T5">int</text:span></text:span><text:span text:style-name="Source_20_Text"><text:span text:style-name="T6"> frequency, </text:span></text:span><text:span text:style-name="Source_20_Text"><text:span text:style-name="T5">int</text:span></text:span><text:span text:style-name="Source_20_Text"><text:span text:style-name="T6"> duration) {</text:span></text:span></text:p>
        <text:p text:style-name="P8"><text:span text:style-name="Source_20_Text"><text:span text:style-name="T7"><text:s text:c="2"/></text:span></text:span><text:span text:style-name="Source_20_Text"><text:span text:style-name="T4">// Imposta la frequenza per il canale LEDC</text:span></text:span></text:p>
        <text:p text:style-name="P9"><text:span text:style-name="Source_20_Text"><text:span text:style-name="T7"><text:s text:c="2"/></text:span></text:span><text:span text:style-name="Source_20_Text"><text:span text:style-name="T6">ledcWriteTone(ledcChannel, frequency);</text:span></text:span></text:p>
        <text:p text:style-name="P9"><text:span text:style-name="Source_20_Text"><text:span text:style-name="T7"><text:s text:c="2"/></text:span></text:span><text:span text:style-name="Source_20_Text"><text:span text:style-name="T6">delay(duration);</text:span></text:span></text:p>
        <text:p text:style-name="P9"><text:span text:style-name="Source_20_Text"><text:span text:style-name="T6">}</text:span></text:span></text:p>
        <text:p text:style-name="P9"/>
        <text:p text:style-name="P8"><text:span text:style-name="Source_20_Text"><text:span text:style-name="T4">// Funzione per fermare il suono</text:span></text:span></text:p>
        <text:p text:style-name="P8"><text:span text:style-name="Source_20_Text"><text:span text:style-name="T5">void</text:span></text:span><text:span text:style-name="Source_20_Text"><text:span text:style-name="T6"> </text:span></text:span><text:span text:style-name="Source_20_Text"><text:span text:style-name="T9">noTone</text:span></text:span><text:span text:style-name="Source_20_Text"><text:span text:style-name="T6">() {</text:span></text:span></text:p>
        <text:p text:style-name="P8"><text:span text:style-name="Source_20_Text"><text:span text:style-name="T7"><text:s text:c="2"/></text:span></text:span><text:span text:style-name="Source_20_Text"><text:span text:style-name="T6">ledcWriteTone(ledcChannel, </text:span></text:span><text:span text:style-name="Source_20_Text"><text:span text:style-name="T8">0</text:span></text:span><text:span text:style-name="Source_20_Text"><text:span text:style-name="T6">); </text:span></text:span><text:span text:style-name="Source_20_Text"><text:span text:style-name="T4">// Imposta la frequenza a 0 per fermare l'oscillazione</text:span></text:span></text:p>
        <text:p text:style-name="P9"><text:span text:style-name="Source_20_Text"><text:span text:style-name="T6">}</text:span></text:span></text:p>
        <text:p text:style-name="P9"/>
        <text:p text:style-name="P8"><text:span text:style-name="Source_20_Text"><text:span text:style-name="T4">// Funzione di esempio per suonare una semplice scala</text:span></text:span></text:p>
        <text:p text:style-name="P8"><text:span text:style-name="Source_20_Text"><text:span text:style-name="T5">void</text:span></text:span><text:span text:style-name="Source_20_Text"><text:span text:style-name="T6"> </text:span></text:span><text:span text:style-name="Source_20_Text"><text:span text:style-name="T9">playScale</text:span></text:span><text:span text:style-name="Source_20_Text"><text:span text:style-name="T6">() {</text:span></text:span></text:p>
        <text:p text:style-name="P8"><text:span text:style-name="Source_20_Text"><text:span text:style-name="T7"><text:s text:c="2"/></text:span></text:span><text:span text:style-name="Source_20_Text"><text:span text:style-name="T5">int</text:span></text:span><text:span text:style-name="Source_20_Text"><text:span text:style-name="T6"> notes[] = {</text:span></text:span><text:span text:style-name="Source_20_Text"><text:span text:style-name="T8">262</text:span></text:span><text:span text:style-name="Source_20_Text"><text:span text:style-name="T6">, </text:span></text:span><text:span text:style-name="Source_20_Text"><text:span text:style-name="T8">294</text:span></text:span><text:span text:style-name="Source_20_Text"><text:span text:style-name="T6">, </text:span></text:span><text:span text:style-name="Source_20_Text"><text:span text:style-name="T8">330</text:span></text:span><text:span text:style-name="Source_20_Text"><text:span text:style-name="T6">, </text:span></text:span><text:span text:style-name="Source_20_Text"><text:span text:style-name="T8">349</text:span></text:span><text:span text:style-name="Source_20_Text"><text:span text:style-name="T6">, </text:span></text:span><text:span text:style-name="Source_20_Text"><text:span text:style-name="T8">392</text:span></text:span><text:span text:style-name="Source_20_Text"><text:span text:style-name="T6">, </text:span></text:span><text:span text:style-name="Source_20_Text"><text:span text:style-name="T8">440</text:span></text:span><text:span text:style-name="Source_20_Text"><text:span text:style-name="T6">, </text:span></text:span><text:span text:style-name="Source_20_Text"><text:span text:style-name="T8">494</text:span></text:span><text:span text:style-name="Source_20_Text"><text:span text:style-name="T6">, </text:span></text:span><text:span text:style-name="Source_20_Text"><text:span text:style-name="T8">523</text:span></text:span><text:span text:style-name="Source_20_Text"><text:span text:style-name="T6">}; </text:span></text:span><text:span text:style-name="Source_20_Text"><text:span text:style-name="T4">// Frequenze di Do, Re, Mi, Fa, Sol, La, Si, Do (ottava successiva)</text:span></text:span></text:p>
        <text:p text:style-name="P8"><text:soft-page-break/><text:span text:style-name="Source_20_Text"><text:span text:style-name="T7"><text:s text:c="2"/></text:span></text:span><text:span text:style-name="Source_20_Text"><text:span text:style-name="T5">int</text:span></text:span><text:span text:style-name="Source_20_Text"><text:span text:style-name="T6"> noteDuration = </text:span></text:span><text:span text:style-name="Source_20_Text"><text:span text:style-name="T8">200</text:span></text:span><text:span text:style-name="Source_20_Text"><text:span text:style-name="T6">; </text:span></text:span><text:span text:style-name="Source_20_Text"><text:span text:style-name="T4">// Durata di ogni nota in ms</text:span></text:span></text:p>
        <text:p text:style-name="P9"/>
        <text:p text:style-name="P8"><text:span text:style-name="Source_20_Text"><text:span text:style-name="T7"><text:s text:c="2"/></text:span></text:span><text:span text:style-name="Source_20_Text"><text:span text:style-name="T5">for</text:span></text:span><text:span text:style-name="Source_20_Text"><text:span text:style-name="T6"> (</text:span></text:span><text:span text:style-name="Source_20_Text"><text:span text:style-name="T5">int</text:span></text:span><text:span text:style-name="Source_20_Text"><text:span text:style-name="T6"> i = </text:span></text:span><text:span text:style-name="Source_20_Text"><text:span text:style-name="T8">0</text:span></text:span><text:span text:style-name="Source_20_Text"><text:span text:style-name="T6">; i &lt; </text:span></text:span><text:span text:style-name="Source_20_Text"><text:span text:style-name="T8">8</text:span></text:span><text:span text:style-name="Source_20_Text"><text:span text:style-name="T6">; i++) {</text:span></text:span></text:p>
        <text:p text:style-name="P9"><text:span text:style-name="Source_20_Text"><text:span text:style-name="T7"><text:s text:c="4"/></text:span></text:span><text:span text:style-name="Source_20_Text"><text:span text:style-name="T6">playTone(notes[i], noteDuration);</text:span></text:span></text:p>
        <text:p text:style-name="P8"><text:span text:style-name="Source_20_Text"><text:span text:style-name="T7"><text:s text:c="4"/></text:span></text:span><text:span text:style-name="Source_20_Text"><text:span text:style-name="T6">delay(</text:span></text:span><text:span text:style-name="Source_20_Text"><text:span text:style-name="T8">50</text:span></text:span><text:span text:style-name="Source_20_Text"><text:span text:style-name="T6">); </text:span></text:span><text:span text:style-name="Source_20_Text"><text:span text:style-name="T4">// Breve pausa tra le note</text:span></text:span></text:p>
        <text:p text:style-name="P9"><text:span text:style-name="Source_20_Text"><text:span text:style-name="T7"><text:s text:c="2"/></text:span></text:span><text:span text:style-name="Source_20_Text"><text:span text:style-name="T6">}</text:span></text:span></text:p>
        <text:p text:style-name="P9"><text:span text:style-name="Source_20_Text"><text:span text:style-name="T7"><text:s text:c="2"/></text:span></text:span><text:span text:style-name="Source_20_Text"><text:span text:style-name="T6">noTone();</text:span></text:span></text:p>
        <text:p text:style-name="P9"><text:span text:style-name="Source_20_Text"><text:span text:style-name="T6">}</text:span></text:span></text:p>
        <text:h text:style-name="P2" text:outline-level="3">Spiegazione del Codice</text:h>
        <text:list text:style-name="L3">
          <text:list-item>
            <text:p text:style-name="P16"><text:span text:style-name="Strong_20_Emphasis"><text:span text:style-name="Source_20_Text"><text:span text:style-name="T3">const int buzzerPin = 27;</text:span></text:span></text:span><text:span text:style-name="T1">: Definisce il pin GPIO a cui è collegato il buzzer. Sostituiscilo con il pin che stai usando. </text:span></text:p>
          </text:list-item>
          <text:list-item>
            <text:p text:style-name="P16"><text:span text:style-name="Strong_20_Emphasis"><text:span text:style-name="Source_20_Text"><text:span text:style-name="T3">const int ledcChannel = 0;</text:span></text:span></text:span><text:span text:style-name="T1">: L'ESP32 ha 16 canali LEDC (0-15) che possono essere usati per generare PWM o toni. Scegli un canale disponibile. </text:span></text:p>
          </text:list-item>
          <text:list-item>
            <text:p text:style-name="P16"><text:span text:style-name="Strong_20_Emphasis"><text:span text:style-name="Source_20_Text"><text:span text:style-name="T3">const int resolution = 10;</text:span></text:span></text:span><text:span text:style-name="T1">: La risoluzione del duty cycle in bit. Un valore di 10 significa che il duty cycle può variare da 0 a </text:span><text:span text:style-name="Source_20_Text"><text:span text:style-name="T3">2^10 - 1</text:span></text:span><text:span text:style-name="T1"> (cioè 0-1023). Per la generazione di toni, il duty cycle è solitamente impostato al 50% (metà della risoluzione massima) per produrre un'onda quadra bilanciata, ma con </text:span><text:span text:style-name="Source_20_Text"><text:span text:style-name="T3">ledcWriteTone()</text:span></text:span><text:span text:style-name="T1"> non dobbiamo preoccuparcene direttamente. </text:span></text:p>
          </text:list-item>
          <text:list-item>
            <text:p text:style-name="P16"><text:span text:style-name="Strong_20_Emphasis"><text:span text:style-name="Source_20_Text"><text:span text:style-name="T3">setup()</text:span></text:span></text:span><text:span text:style-name="T1">: </text:span></text:p>
            <text:list>
              <text:list-item>
                <text:p text:style-name="P16"><text:span text:style-name="Source_20_Text"><text:span text:style-name="T3">Serial.begin(115200);</text:span></text:span><text:span text:style-name="T1">: Inizializza la comunicazione seriale per il debug. </text:span></text:p>
              </text:list-item>
              <text:list-item>
                <text:p text:style-name="P16"><text:span text:style-name="Source_20_Text"><text:span text:style-name="T3">ledcSetup(ledcChannel, 1000, resolution);</text:span></text:span><text:span text:style-name="T1">: Questa funzione configura il canale LEDC. </text:span></text:p>
                <text:list>
                  <text:list-item>
                    <text:p text:style-name="P16"><text:span text:style-name="Source_20_Text"><text:span text:style-name="T3">ledcChannel</text:span></text:span><text:span text:style-name="T1">: Il canale LEDC da configurare. </text:span></text:p>
                  </text:list-item>
                  <text:list-item>
                    <text:p text:style-name="P16"><text:span text:style-name="Source_20_Text"><text:span text:style-name="T3">1000</text:span></text:span><text:span text:style-name="T1">: La frequenza iniziale del PWM. In questo caso, non è critica perché </text:span><text:span text:style-name="Source_20_Text"><text:span text:style-name="T3">ledcWriteTone()</text:span></text:span><text:span text:style-name="T1"> imposterà la frequenza desiderata. Puoi anche impostarla a 0. </text:span></text:p>
                  </text:list-item>
                  <text:list-item>
                    <text:p text:style-name="P16"><text:span text:style-name="Source_20_Text"><text:span text:style-name="T3">resolution</text:span></text:span><text:span text:style-name="T1">: La risoluzione del duty cycle. </text:span></text:p>
                  </text:list-item>
                </text:list>
              </text:list-item>
              <text:list-item>
                <text:p text:style-name="P16"><text:span text:style-name="Source_20_Text"><text:span text:style-name="T3">ledcAttachPin(buzzerPin, ledcChannel);</text:span></text:span><text:span text:style-name="T1">: Collega il pin GPIO specificato (</text:span><text:span text:style-name="Source_20_Text"><text:span text:style-name="T3">buzzerPin</text:span></text:span><text:span text:style-name="T1">) al canale LEDC configurato. Questo significa che il segnale generato dal canale LEDC uscirà su quel pin. </text:span></text:p>
              </text:list-item>
            </text:list>
          </text:list-item>
          <text:list-item>
            <text:p text:style-name="P16"><text:span text:style-name="Strong_20_Emphasis"><text:span text:style-name="Source_20_Text"><text:span text:style-name="T3">loop()</text:span></text:span></text:span><text:span text:style-name="T1">: </text:span></text:p>
            <text:list>
              <text:list-item>
                <text:p text:style-name="P16"><text:span text:style-name="T1">Mostra esempi di come suonare toni specifici (</text:span><text:span text:style-name="Source_20_Text"><text:span text:style-name="T3">playTone</text:span></text:span><text:span text:style-name="T1">) e come fermare il suono (</text:span><text:span text:style-name="Source_20_Text"><text:span text:style-name="T3">noTone</text:span></text:span><text:span text:style-name="T1">). </text:span></text:p>
              </text:list-item>
              <text:list-item>
                <text:p text:style-name="P16"><text:span text:style-name="T1">Include una funzione </text:span><text:span text:style-name="Source_20_Text"><text:span text:style-name="T3">playScale()</text:span></text:span><text:span text:style-name="T1"> per suonare una sequenza di note. </text:span></text:p>
              </text:list-item>
            </text:list>
          </text:list-item>
          <text:list-item>
            <text:p text:style-name="P16"><text:span text:style-name="Strong_20_Emphasis"><text:span text:style-name="Source_20_Text"><text:span text:style-name="T3">playTone(int frequency, int duration)</text:span></text:span></text:span><text:span text:style-name="T1">: </text:span></text:p>
            <text:list>
              <text:list-item>
                <text:p text:style-name="P16"><text:span text:style-name="Source_20_Text"><text:span text:style-name="T3">ledcWriteTone(ledcChannel, frequency);</text:span></text:span><text:span text:style-name="T1">: Questa è la funzione chiave. Imposta il canale LEDC a generare un'onda quadra con la </text:span><text:span text:style-name="Source_20_Text"><text:span text:style-name="T3">frequency</text:span></text:span><text:span text:style-name="T1"> specificata. Il duty cycle è automaticamente impostato al 50% da questa funzione, che è ideale per i buzzer passivi. </text:span></text:p>
              </text:list-item>
              <text:list-item>
                <text:p text:style-name="P16"><text:span text:style-name="Source_20_Text"><text:span text:style-name="T3">delay(duration);</text:span></text:span><text:span text:style-name="T1">: Mantiene il tono per la durata specificata. </text:span></text:p>
              </text:list-item>
            </text:list>
          </text:list-item>
          <text:list-item>
            <text:p text:style-name="P16"><text:span text:style-name="Strong_20_Emphasis"><text:span text:style-name="Source_20_Text"><text:span text:style-name="T3">noTone()</text:span></text:span></text:span><text:span text:style-name="T1">: </text:span></text:p>
            <text:list>
              <text:list-item>
                <text:p text:style-name="P16"><text:soft-page-break/><text:span text:style-name="Source_20_Text"><text:span text:style-name="T3">ledcWriteTone(ledcChannel, 0);</text:span></text:span><text:span text:style-name="T1">: Impostando la frequenza a 0, il canale LEDC smette di generare un'oscillazione, interrompendo così il suono dal buzzer. </text:span></text:p>
              </text:list-item>
            </text:list>
          </text:list-item>
        </text:list>
        <text:h text:style-name="P2" text:outline-level="3">Come Caricare il Codice</text:h>
        <text:list text:style-name="L4">
          <text:list-item>
            <text:p text:style-name="P41">Assicurati di aver installato l'IDE di Arduino e aggiunto il supporto per le schede ESP32. </text:p>
          </text:list-item>
          <text:list-item>
            <text:p text:style-name="P41">Copia il codice sopra nell'IDE di Arduino. </text:p>
          </text:list-item>
          <text:list-item>
            <text:p text:style-name="P34"><text:span text:style-name="T1">Seleziona la tua scheda ESP32 da </text:span><text:span text:style-name="Source_20_Text"><text:span text:style-name="T3">Strumenti &gt; Scheda &gt; ESP32 Arduino</text:span></text:span><text:span text:style-name="T1">. </text:span></text:p>
          </text:list-item>
          <text:list-item>
            <text:p text:style-name="P34"><text:span text:style-name="T1">Seleziona la porta seriale corretta da </text:span><text:span text:style-name="Source_20_Text"><text:span text:style-name="T3">Strumenti &gt; Porta</text:span></text:span><text:span text:style-name="T1">. </text:span></text:p>
          </text:list-item>
          <text:list-item>
            <text:p text:style-name="P41">Carica il codice sull'ESP32. </text:p>
          </text:list-item>
        </text:list>
        <text:p text:style-name="P10"><text:span text:style-name="T1">Una volta caricato, dovresti sentire il buzzer emettere i diversi toni come programmato nel </text:span><text:span text:style-name="Source_20_Text"><text:span text:style-name="T3">loop</text:span></text:span><text:span text:style-name="T1">.</text:span></text:p>
        <text:p text:style-name="P40">Questo esempio ti fornisce una base solida per sperimentare con la generazione di toni sull'ESP32 utilizzando un buzzer passivo. Puoi espandere questo codice per creare melodie più complesse, segnali di allarme o feedback uditivi per i tuoi progetti.</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0T15:43:46.877584980</meta:creation-date>
    <dc:date>2025-06-20T15:46:16.229457205</dc:date>
    <meta:editing-duration>PT2M31S</meta:editing-duration>
    <meta:editing-cycles>1</meta:editing-cycles>
    <meta:document-statistic meta:table-count="0" meta:image-count="0" meta:object-count="0" meta:page-count="4" meta:paragraph-count="97" meta:word-count="849" meta:character-count="5504" meta:non-whitespace-character-count="4674"/>
    <meta:generator>LibreOffice/24.2.7.2$Linux_X86_64 LibreOffice_project/420$Build-2</meta:generator>
  </office:meta>
</office:document-meta>
</file>